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191cm"/>
    </style:style>
    <style:style style:name="co3" style:family="table-column">
      <style:table-column-properties fo:break-before="auto" style:column-width="1.157cm"/>
    </style:style>
    <style:style style:name="co4" style:family="table-column">
      <style:table-column-properties fo:break-before="auto" style:column-width="1.589cm"/>
    </style:style>
    <style:style style:name="co5" style:family="table-column">
      <style:table-column-properties fo:break-before="auto" style:column-width="1.554cm"/>
    </style:style>
    <style:style style:name="co6" style:family="table-column">
      <style:table-column-properties fo:break-before="auto" style:column-width="1.34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textarea-horizontal-align="center" draw:textarea-vertical-align="middle"/>
    </style:style>
    <style:style style:name="gr2" style:family="graphic">
      <style:graphic-properties svg:stroke-width="0.05cm" draw:marker-start-width="0.355cm" draw:marker-end-width="0.355cm" draw:textarea-horizontal-align="center" draw:textarea-vertical-align="middle" fo:padding-top="0.025cm" fo:padding-bottom="0.025cm" fo:padding-left="0.025cm" fo:padding-right="0.025cm"/>
    </style:style>
    <style:style style:name="gr3" style:family="graphic">
      <style:graphic-properties draw:stroke="none" svg:stroke-color="#000000" draw:fill="none" draw:fill-color="#ffffff" fo:min-height="0.888cm"/>
    </style:style>
    <style:style style:name="P1" style:family="paragraph">
      <style:paragraph-properties fo:text-align="cente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null-year="1940"/>
      <table:table table:name="Sheet1" table:style-name="ta1">
        <table:shapes>
          <draw:rect draw:z-index="0" draw:style-name="gr1" draw:text-style-name="P1" svg:width="2.146cm" svg:height="0.478cm" svg:x="4.209cm" svg:y="2.231cm">
            <text:p text:style-name="P1">R1</text:p>
          </draw:rect>
          <draw:line draw:z-index="1" draw:style-name="gr2" draw:text-style-name="P1" svg:x1="1.966cm" svg:y1="2.484cm" svg:x2="4.178cm" svg:y2="2.484cm">
            <text:p/>
          </draw:line>
          <draw:frame draw:z-index="2" draw:style-name="gr3" svg:width="1.044cm" svg:height="0.888cm" svg:x="2.135cm" svg:y="1.882cm">
            <draw:text-box>
              <text:p>Sync</text:p>
            </draw:text-box>
          </draw:frame>
          <draw:line draw:z-index="3" draw:style-name="gr2" draw:text-style-name="P1" svg:x1="10.721cm" svg:y1="2.454cm" svg:x2="12.933cm" svg:y2="2.454cm">
            <text:p/>
          </draw:line>
          <draw:line draw:z-index="4" draw:style-name="gr2" draw:text-style-name="P1" svg:x1="6.359cm" svg:y1="2.484cm" svg:x2="8.571cm" svg:y2="2.484cm">
            <text:p/>
          </draw:line>
          <draw:rect draw:z-index="5" draw:style-name="gr1" draw:text-style-name="P1" svg:width="2.146cm" svg:height="0.478cm" svg:x="8.57cm" svg:y="2.257cm">
            <text:p text:style-name="P1">R2</text:p>
          </draw:rect>
          <draw:rect draw:z-index="6" draw:style-name="gr1" draw:text-style-name="P1" svg:width="2.146cm" svg:height="0.478cm" draw:transform="rotate (1.5707963267949) translate (7.256cm 5.613cm)">
            <text:p text:style-name="P1">R3</text:p>
          </draw:rect>
          <draw:line draw:z-index="7" draw:style-name="gr2" draw:text-style-name="P1" svg:x1="7.505cm" svg:y1="3.466cm" svg:x2="7.503cm" svg:y2="2.457cm">
            <text:p/>
          </draw:line>
          <draw:line draw:z-index="8" draw:style-name="gr2" draw:text-style-name="P1" svg:x1="7.506cm" svg:y1="6.624cm" svg:x2="7.504cm" svg:y2="5.615cm">
            <text:p/>
          </draw:line>
          <draw:frame draw:z-index="9" draw:style-name="gr3" svg:width="1.044cm" svg:height="0.888cm" svg:x="12.171cm" svg:y="1.916cm">
            <draw:text-box>
              <text:p>Sig</text:p>
            </draw:text-box>
          </draw:frame>
          <draw:frame draw:z-index="10" draw:style-name="gr3" svg:width="1.044cm" svg:height="0.888cm" svg:x="7.063cm" svg:y="1.855cm">
            <draw:text-box>
              <text:p>Out</text:p>
            </draw:text-box>
          </draw:frame>
          <draw:line draw:z-index="11" draw:style-name="gr2" draw:text-style-name="P1" svg:x1="6.408cm" svg:y1="6.651cm" svg:x2="8.62cm" svg:y2="6.651cm">
            <text:p/>
          </draw:line>
          <draw:line draw:z-index="12" draw:style-name="gr2" draw:text-style-name="P1" svg:x1="6.735cm" svg:y1="6.859cm" svg:x2="8.249cm" svg:y2="6.858cm">
            <text:p/>
          </draw:line>
          <draw:line draw:z-index="13" draw:style-name="gr2" draw:text-style-name="P1" svg:x1="7.077cm" svg:y1="7.08cm" svg:x2="7.858cm" svg:y2="7.078cm">
            <text:p/>
          </draw:line>
        </table:shapes>
        <table:table-column table:style-name="co1" table:number-columns-repeated="6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6"/>
          <table:table-cell office:value-type="string" calcext:value-type="string">
            <text:p>Sync</text:p>
          </table:table-cell>
          <table:table-cell office:value-type="string" calcext:value-type="string">
            <text:p>Sig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Calc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3.3" calcext:value-type="float">
            <text:p>3.3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table:formula="of:=[.G5]*[.J10]/([.H9]+[.J10])" office:value-type="float" office:value="0.324385633270321" calcext:value-type="float">
            <text:p>0.3243856333</text:p>
          </table:table-cell>
          <table:table-cell table:number-columns-repeated="2"/>
        </table:table-row>
        <table:table-row table:style-name="ro1">
          <table:table-cell table:number-columns-repeated="6"/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6"/>
          <table:table-cell table:number-columns-repeated="2" office:value-type="float" office:value="3.3" calcext:value-type="float">
            <text:p>3.3</text:p>
          </table:table-cell>
          <table:table-cell office:value-type="float" office:value="1" calcext:value-type="float">
            <text:p>1</text:p>
          </table:table-cell>
          <table:table-cell table:formula="of:=[.G7]*[.H11]/([.H11]+[.J9])" office:value-type="float" office:value="1.05425330812854" calcext:value-type="float">
            <text:p>1.0542533081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6"/>
          <table:table-cell office:value-type="string" calcext:value-type="string">
            <text:p>R1</text:p>
          </table:table-cell>
          <table:table-cell office:value-type="float" office:value="2700" calcext:value-type="float">
            <text:p>2700</text:p>
          </table:table-cell>
          <table:table-cell office:value-type="string" calcext:value-type="string">
            <text:p>Rp12</text:p>
          </table:table-cell>
          <table:table-cell table:formula="of:=([.H9]*[.H10])/([.H9]+[.H10])" office:value-type="float" office:value="830.769230769231" calcext:value-type="float">
            <text:p>830.769230769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R2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Rp23</text:p>
          </table:table-cell>
          <table:table-cell table:formula="of:=([.H10]*[.H11])/([.H10]+[.H11])" office:value-type="float" office:value="294.339622641509" calcext:value-type="float">
            <text:p>294.3396226415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R3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Rp13</text:p>
          </table:table-cell>
          <table:table-cell table:formula="of:=([.H9]*[.H11])/([.H9]+[.H11])" office:value-type="float" office:value="340.776699029126" calcext:value-type="float">
            <text:p>340.7766990291</text:p>
          </table:table-cell>
          <table:table-cell table:number-columns-repeated="2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6"/>
          <table:table-cell office:value-type="string" calcext:value-type="string">
            <text:p>Sync</text:p>
          </table:table-cell>
          <table:table-cell office:value-type="string" calcext:value-type="string">
            <text:p>Sig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Calc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3.3" calcext:value-type="float">
            <text:p>3.3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table:formula="of:=[.G15]*[.J20]/([.H19]+[.J20])" office:value-type="float" office:value="0.275" calcext:value-type="float">
            <text:p>0.275</text:p>
          </table:table-cell>
          <table:table-cell table:number-columns-repeated="2"/>
        </table:table-row>
        <table:table-row table:style-name="ro1">
          <table:table-cell table:number-columns-repeated="6"/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6"/>
          <table:table-cell table:number-columns-repeated="2" office:value-type="float" office:value="3.3" calcext:value-type="float">
            <text:p>3.3</text:p>
          </table:table-cell>
          <table:table-cell office:value-type="float" office:value="1" calcext:value-type="float">
            <text:p>1</text:p>
          </table:table-cell>
          <table:table-cell table:formula="of:=[.G17]*[.H21]/([.H21]+[.J19])" office:value-type="float" office:value="0.55" calcext:value-type="float">
            <text:p>0.55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6"/>
          <table:table-cell office:value-type="string" calcext:value-type="string">
            <text:p>R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Rp12</text:p>
          </table:table-cell>
          <table:table-cell table:formula="of:=([.H19]*[.H20])/([.H19]+[.H20])" office:value-type="float" office:value="500" calcext:value-type="float">
            <text:p>500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R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Rp23</text:p>
          </table:table-cell>
          <table:table-cell table:formula="of:=([.H20]*[.H21])/([.H20]+[.H21])" office:value-type="float" office:value="90.9090909090909" calcext:value-type="float">
            <text:p>90.909090909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R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p13</text:p>
          </table:table-cell>
          <table:table-cell table:formula="of:=([.H19]*[.H21])/([.H19]+[.H21])" office:value-type="float" office:value="90.9090909090909" calcext:value-type="float">
            <text:p>90.9090909091</text:p>
          </table:table-cell>
          <table:table-cell table:number-columns-repeated="2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7"/>
          <table:table-cell office:value-type="string" calcext:value-type="string">
            <text:p>Ra</text:p>
          </table:table-cell>
          <table:table-cell office:value-type="float" office:value="2700" calcext:value-type="float">
            <text:p>2700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Rb</text:p>
          </table:table-cell>
          <table:table-cell office:value-type="float" office:value="1200" calcext:value-type="float">
            <text:p>1200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Rp</text:p>
          </table:table-cell>
          <table:table-cell table:formula="of:=([.I24]*[.I25])/([.I24]+[.I25])" office:value-type="float" office:value="830.769230769231" calcext:value-type="float">
            <text:p>830.7692307692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imSun" style:font-family-asian="SimSun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1T15:16:11.734000000</meta:creation-date>
    <dc:date>2017-11-22T10:43:05.921000000</dc:date>
    <meta:editing-duration>PT17H27M57S</meta:editing-duration>
    <meta:editing-cycles>1</meta:editing-cycles>
    <meta:document-statistic meta:table-count="1" meta:cell-count="60" meta:object-count="14"/>
    <meta:generator>LibreOffice/4.3.4.1$Windows_x86 LibreOffice_project/bc356b2f991740509f321d70e4512a6a54c5f243</meta:generator>
  </office:meta>
</office:document-meta>
</file>